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Standard" style:list-style-name="L1"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paragraph-properties fo:padding="0.0291in" fo:border-left="none" fo:border-right="none" fo:border-top="none" fo:border-bottom="0.0138in solid #000000" style:join-border="false"/>
      <style:text-properties style:text-underline-style="none" fo:font-weight="normal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none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e will try this one more time.</text:p>
      <text:p text:style-name="Standard">The directory structure in pyMeasure is :</text:p>
      <text:p text:style-name="P1">pyMeasure</text:p>
      <text:p text:style-name="P3">Top folder with the main application, the file register and metadata for each file. </text:p>
      <text:p text:style-name="P1">Instruments</text:p>
      <text:p text:style-name="P3">1<text:span text:style-name="T2">st</text:span> level folder that contains information regarding instruments in xml format</text:p>
      <text:p text:style-name="P1">Experiments</text:p>
      <text:p text:style-name="P3">1<text:span text:style-name="T2">st</text:span> level folder that contains information regarding experiments in xml format</text:p>
      <text:p text:style-name="P1">Data</text:p>
      <text:p text:style-name="P3"><text:tab/><text:span text:style-name="T1">Measurements</text:span></text:p>
      <text:p text:style-name="P3"><text:span text:style-name="T3"><text:tab/></text:span><text:span text:style-name="T1">Logs</text:span></text:p>
      <text:p text:style-name="P3"><text:tab/><text:span text:style-name="T1">States</text:span></text:p>
      <text:p text:style-name="P3"><text:span text:style-name="T3"><text:tab/></text:span><text:span text:style-name="T1">Reports</text:span></text:p>
      <text:p text:style-name="P1">Settings</text:p>
      <text:p text:style-name="P2"><text:span text:style-name="T4">Persistent Data for Use by the application (images, preferences etc.)</text:span></text:p>
      <text:p text:style-name="P1"><text:span text:style-name="T4"><text:s text:c="2"/></text:span></text:p>
      <text:p text:style-name="P1">Code</text:p>
      <text:p text:style-name="P3"><text:tab/><text:span text:style-name="T1">FrontEnds</text:span>- Code that deals with user interfaces (uses wx)</text:p>
      <text:p text:style-name="P3"><text:span text:style-name="T3"><text:tab/></text:span><text:span text:style-name="T1">BackEnds</text:span>- Code that talks with instruments (uses visa)</text:p>
      <text:p text:style-name="P3"><text:span text:style-name="T3"><text:tab/></text:span><text:span text:style-name="T1">DataHandlers</text:span>- Code that stores and processes data (uses xml)</text:p>
      <text:p text:style-name="P5"><text:span text:style-name="T3"><text:tab/></text:span><text:span text:style-name="T1">Misc</text:span>- If it does not involve a user interface, talking with an instrument, or processing data</text:p>
      <text:p text:style-name="P3"><text:span text:style-name="T1"/></text:p>
      <text:p text:style-name="P3"><text:span text:style-name="T1">Code</text:span></text:p>
      <text:p text:style-name="P3">I have tried to keep the code as modular and <text:s/>useful as possible. I have intentionally separated out things that talk to instruments, user interfaces, and data manipulation so that the code could used elsewhere.</text:p>
      <text:p text:style-name="P3">Where possible I have tried to use robust programming styles and tried to be consistent in my naming and documenting.</text:p>
      <text:p text:style-name="P3"/>
      <text:p text:style-name="P3"><text:span text:style-name="T1">FrontEnds</text:span></text:p>
      <text:p text:style-name="P3">I have used the Boa Constructor RAD platform for a lot of the user interfaces. It is a program that allows quicker design of GUI's using the wxWindows library. To be truly modular</text:p>
      <text:list text:style-name="L1">
        <text:list-item>
          <text:p text:style-name="P4">Define Guts in a wx.panel</text:p>
        </text:list-item>
        <text:list-item>
          <text:p text:style-name="P4">Define Several Frames with tool bars,etc</text:p>
        </text:list-item>
        <text:list-item>
          <text:p text:style-name="P4">Using the <text:s/>Custom classes in BOA Combine</text:p>
        </text:list-item>
      </text:list>
      <text:p text:style-name="P3">In addition, using the other packages in <text:s/>pyMeasure I have tried to make the user interfaces a little more readable by only calling functions from elsewhere. 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09-10-06T11:10:52</meta:creation-date>
    <dc:date>2009-10-06T11:34:20</dc:date>
    <meta:editing-cycles>3</meta:editing-cycles>
    <meta:editing-duration>PT8M1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0" meta:word-count="246" meta:character-count="1514"/>
  </office:meta>
</office:document-meta>
</file>